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ítulo_20_do_20_relatório">
      <style:text-properties fo:font-variant="small-caps" fo:color="#ffffff" style:font-name="CMU Serif2" fo:font-size="16pt" fo:font-style="normal" fo:font-weight="bold" officeooo:rsid="028a73fe" officeooo:paragraph-rsid="028a73fe" fo:background-color="transparent" style:font-size-asian="16pt" style:font-size-complex="16pt"/>
    </style:style>
    <style:style style:name="P2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89e89f" officeooo:paragraph-rsid="0289e89f" fo:background-color="transparent"/>
    </style:style>
    <style:style style:name="P3" style:family="paragraph" style:parent-style-name="Standard" style:list-style-name="L3">
      <style:text-properties fo:font-weight="bold" officeooo:rsid="028ad466" officeooo:paragraph-rsid="028ad466" style:font-weight-asian="bold" style:font-weight-complex="bold"/>
    </style:style>
    <style:style style:name="P4" style:family="paragraph" style:parent-style-name="Standard">
      <style:text-properties fo:font-weight="bold" officeooo:rsid="028ad466" officeooo:paragraph-rsid="028ad466" style:font-weight-asian="bold" style:font-weight-complex="bold"/>
    </style:style>
    <style:style style:name="P5" style:family="paragraph" style:parent-style-name="Standard" style:list-style-name="L5">
      <style:text-properties fo:color="#a5a5a5" officeooo:rsid="028ad466" officeooo:paragraph-rsid="029098b8" fo:background-color="transparent"/>
    </style:style>
    <style:style style:name="P6" style:family="paragraph" style:parent-style-name="Standard" style:list-style-name="L6">
      <style:text-properties fo:color="#a5a5a5" officeooo:paragraph-rsid="029098b8"/>
    </style:style>
    <style:style style:name="P7" style:family="paragraph" style:parent-style-name="Standard" style:list-style-name="L7">
      <style:text-properties fo:color="#a5a5a5" officeooo:rsid="0291cf42" officeooo:paragraph-rsid="0291cf42"/>
    </style:style>
    <style:style style:name="P8" style:family="paragraph" style:parent-style-name="Standard" style:list-style-name="L7">
      <style:text-properties fo:color="#a5a5a5" officeooo:rsid="029314db" officeooo:paragraph-rsid="029314db"/>
    </style:style>
    <style:style style:name="P9" style:family="paragraph" style:parent-style-name="Standard" style:list-style-name="L3">
      <style:text-properties fo:color="#a5a5a5" fo:font-weight="bold" officeooo:rsid="028ad466" officeooo:paragraph-rsid="028ad466" style:font-weight-asian="bold" style:font-weight-complex="bold"/>
    </style:style>
    <style:style style:name="P10" style:family="paragraph" style:parent-style-name="Standard" style:list-style-name="L4">
      <style:text-properties fo:color="#a5a5a5" officeooo:rsid="029098b8" officeooo:paragraph-rsid="029098b8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1" fo:font-weight="normal" officeooo:rsid="029098b8"/>
    </style:style>
    <style:style style:name="T3" style:family="text">
      <style:text-properties officeooo:rsid="028b81db"/>
    </style:style>
    <style:style style:name="T4" style:family="text">
      <style:text-properties officeooo:rsid="028d73a7"/>
    </style:style>
    <style:style style:name="T5" style:family="text">
      <style:text-properties officeooo:rsid="028f0179"/>
    </style:style>
    <style:style style:name="T6" style:family="text">
      <style:text-properties officeooo:rsid="028f96f2"/>
    </style:style>
    <style:style style:name="T7" style:family="text">
      <style:text-properties officeooo:rsid="029098b8"/>
    </style:style>
    <style:style style:name="T8" style:family="text">
      <style:text-properties officeooo:rsid="02917d62"/>
    </style:style>
    <style:style style:name="T9" style:family="text">
      <style:text-properties officeooo:rsid="02929d31"/>
    </style:style>
    <style:style style:name="T10" style:family="text">
      <style:text-properties officeooo:rsid="0294b574"/>
    </style:style>
    <style:style style:name="T11" style:family="text">
      <style:text-properties style:font-name="CMU Serif1" fo:font-weight="normal" officeooo:rsid="029098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ção paralela e concorrente</text:p>
      <text:p text:style-name="P1">Comparativo entre <text:span text:style-name="T3">Java Thread e Pthread</text:span></text:p>
      <text:p text:style-name="Autor_20_Cabeçalho">Pedro Antônio de Souza <text:span text:style-name="T1">(</text:span>201810557<text:span text:style-name="T1">)</text:span></text:p>
      <text:list xml:id="list4245821570" text:style-name="L3">
        <text:list-item>
          <text:p text:style-name="P9">Qual é a biblioteca ou linguagem escolhida?</text:p>
        </text:list-item>
      </text:list>
      <text:list xml:id="list1513622497" text:style-name="L4">
        <text:list-item>
          <text:list>
            <text:list-item>
              <text:p text:style-name="P10">Java Thread</text:p>
            </text:list-item>
          </text:list>
        </text:list-item>
      </text:list>
      <text:list xml:id="list231254029511966" text:continue-list="list4245821570" text:style-name="L3">
        <text:list-item>
          <text:p text:style-name="P9">Quando, onde e como surgiu?</text:p>
        </text:list-item>
      </text:list>
      <text:list xml:id="list516541017" text:style-name="L5">
        <text:list-item>
          <text:list>
            <text:list-item>
              <text:p text:style-name="P5">A linguagem Java foi projeta<text:span text:style-name="T3">da desde o início </text:span><text:span text:style-name="T4">para suportar programação concorrente. </text:span><text:span text:style-name="T5">Porém, somente a partir da versão 5.0 </text:span><text:span text:style-name="T6">a plataforma Java passou a incluir APIs concorrentes de alto nível.</text:span></text:p>
            </text:list-item>
          </text:list>
        </text:list-item>
      </text:list>
      <text:list xml:id="list231254320494788" text:continue-list="list231254029511966" text:style-name="L3">
        <text:list-item>
          <text:p text:style-name="P9">Com qual paradigma de programação a linguagem se parece (procedural, orientada a objetos, funcional, etc)? (Pode ser a combinação de mais de um paradigma).</text:p>
        </text:list-item>
      </text:list>
      <text:list xml:id="list3385544516" text:style-name="L6">
        <text:list-item>
          <text:list>
            <text:list-item>
              <text:p text:style-name="P6"><text:span text:style-name="T7">Apesar de toda classe </text:span><text:span text:style-name="T11">em Java</text:span><text:span text:style-name="T7"> ser uma extensão da classe nativa Object, Java não é totalmente orientada a objetos por possuir tipos primitivos como int, float, double, </text:span><text:span text:style-name="T8">boolean e</text:span><text:span text:style-name="T7"> char.</text:span></text:p>
            </text:list-item>
          </text:list>
        </text:list-item>
      </text:list>
      <text:list xml:id="list231253346769331" text:continue-list="list231254320494788" text:style-name="L3">
        <text:list-item>
          <text:p text:style-name="P9">Como se executa um programa utilizando essa biblioteca ou linguagem de programação?</text:p>
        </text:list-item>
      </text:list>
      <text:list xml:id="list181418978" text:style-name="L7">
        <text:list-item>
          <text:list>
            <text:list-item>
              <text:p text:style-name="P7">Java é uma linguagem compilada e interpretada. Seu compilador, chamado javac, compila o código-fonte <text:span text:style-name="T9">para um nível intermediário que é interpretado pelo interpretador Java. Assim, um programa feito em Java é eficiente por ser compilado e portável por ser interpretado pela JVM.</text:span></text:p>
            </text:list-item>
            <text:list-item>
              <text:p text:style-name="P8">Para <text:span text:style-name="T10">criar uma aplicação concorrente em Java, utiliza-se a classe Thread. Assim, basta instanciar um objeto Thread toda vez que for necessário iniciar uma atividade assíncrona.</text:span></text:p>
            </text:list-item>
          </text:list>
        </text:list-item>
      </text:list>
      <text:list xml:id="list231254683558529" text:continue-list="list231253346769331" text:style-name="L3">
        <text:list-item>
          <text:p text:style-name="P3">A concorrência é tratada de forma semelhante a alguma biblioteca estudada (Pthread, OpenMP, MPI)? Em caso afirmativo mostre um exemplo comparativo.</text:p>
        </text:list-item>
        <text:list-item>
          <text:p text:style-name="P3">Há criação de threads e/ou processos? Mostre um exemplo.</text:p>
        </text:list-item>
        <text:list-item>
          <text:p text:style-name="P9">É possível obter o identificador de um processo e/ou thread? Mostre um exemplo.</text:p>
        </text:list-item>
        <text:list-item>
          <text:p text:style-name="P9"><text:soft-page-break/>Ocorre comunicação ponto a ponto entre processos? Mostre um exemplo.</text:p>
        </text:list-item>
        <text:list-item>
          <text:p text:style-name="P9">Há comunicação de grupo de processos? Mostre um exemplo.</text:p>
        </text:list-item>
        <text:list-item>
          <text:p text:style-name="P9">Há garantia de exclusão mútua entre threads/processos e outras sincronizações (semáforo, barreira)? Mostre um exemplo.</text:p>
        </text:list-item>
        <text:list-item>
          <text:p text:style-name="P3">Mostre um exemplo de programa completo utilizando essa biblioteca ou linguagem.</text:p>
        </text:list-item>
        <text:list-item>
          <text:p text:style-name="P3">Acrescente alguma característica especial desta biblioteca ou linguagem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3-22T23:12:53.181815662</dc:date>
    <meta:editing-duration>PT2H12M3S</meta:editing-duration>
    <meta:editing-cycles>83</meta:editing-cycles>
    <meta:generator>LibreOffice/6.4.6.2$Linux_X86_64 LibreOffice_project/40$Build-2</meta:generator>
    <meta:document-statistic meta:table-count="0" meta:image-count="0" meta:object-count="0" meta:page-count="2" meta:paragraph-count="20" meta:word-count="307" meta:character-count="1959" meta:non-whitespace-character-count="1689"/>
  </office:meta>
</office:document-meta>
</file>